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Rokkitt" svg:font-family="Rokkitt" style:font-adornments="Standard" style:font-pitch="variable"/>
    <style:font-face style:name="Times New Roman" svg:font-family="'Times New Roman'" style:font-family-generic="roman" style:font-pitch="variable"/>
    <style:font-face style:name="Lato Light" svg:font-family="'Lat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109b73" officeooo:paragraph-rsid="00109b73"/>
    </style:style>
    <style:style style:name="P2" style:family="paragraph" style:parent-style-name="Footnote">
      <style:text-properties officeooo:rsid="00115af2" officeooo:paragraph-rsid="00115af2"/>
    </style:style>
    <style:style style:name="P3" style:family="paragraph" style:parent-style-name="Footnote">
      <style:text-properties officeooo:rsid="0013dbd1" officeooo:paragraph-rsid="0013dbd1"/>
    </style:style>
    <style:style style:name="P4" style:family="paragraph" style:parent-style-name="Footnote">
      <style:text-properties officeooo:rsid="00151961" officeooo:paragraph-rsid="00151961"/>
    </style:style>
    <style:style style:name="P5" style:family="paragraph" style:parent-style-name="Footnote">
      <style:text-properties officeooo:rsid="00168552" officeooo:paragraph-rsid="00168552"/>
    </style:style>
    <style:style style:name="P6" style:family="paragraph" style:parent-style-name="Footnote">
      <style:text-properties officeooo:rsid="003f1bcb" officeooo:paragraph-rsid="003f1bcb"/>
    </style:style>
    <style:style style:name="P7" style:family="paragraph" style:parent-style-name="Footnote">
      <style:text-properties officeooo:rsid="004e2859" officeooo:paragraph-rsid="003f1bcb"/>
    </style:style>
    <style:style style:name="P8" style:family="paragraph" style:parent-style-name="Footnote">
      <style:text-properties officeooo:rsid="0043cf65" officeooo:paragraph-rsid="0043cf65"/>
    </style:style>
    <style:style style:name="P9" style:family="paragraph" style:parent-style-name="Text_20_body">
      <style:text-properties officeooo:rsid="000de0a6" officeooo:paragraph-rsid="000de0a6"/>
    </style:style>
    <style:style style:name="P10" style:family="paragraph" style:parent-style-name="Text_20_body">
      <style:text-properties officeooo:paragraph-rsid="00127e62"/>
    </style:style>
    <style:style style:name="P11" style:family="paragraph" style:parent-style-name="Text_20_body">
      <style:text-properties officeooo:rsid="00151961" officeooo:paragraph-rsid="00168552"/>
    </style:style>
    <style:style style:name="P12" style:family="paragraph" style:parent-style-name="Text_20_body">
      <style:text-properties officeooo:rsid="00168552" officeooo:paragraph-rsid="00168552"/>
    </style:style>
    <style:style style:name="P13" style:family="paragraph" style:parent-style-name="Text_20_body">
      <style:text-properties officeooo:rsid="001c5017" officeooo:paragraph-rsid="001e189c"/>
    </style:style>
    <style:style style:name="P14" style:family="paragraph" style:parent-style-name="Text_20_body">
      <style:text-properties officeooo:paragraph-rsid="0027ddfd"/>
    </style:style>
    <style:style style:name="P15" style:family="paragraph" style:parent-style-name="Text_20_body">
      <style:text-properties officeooo:paragraph-rsid="002b9c10"/>
    </style:style>
    <style:style style:name="P16" style:family="paragraph" style:parent-style-name="Text_20_body">
      <style:text-properties officeooo:paragraph-rsid="002e4546"/>
    </style:style>
    <style:style style:name="P17" style:family="paragraph" style:parent-style-name="Text_20_body">
      <style:text-properties officeooo:rsid="003c061d" officeooo:paragraph-rsid="003c061d"/>
    </style:style>
    <style:style style:name="P18" style:family="paragraph" style:parent-style-name="Text_20_body">
      <style:text-properties officeooo:rsid="003f1bcb" officeooo:paragraph-rsid="0043cf65"/>
    </style:style>
    <style:style style:name="P19" style:family="paragraph" style:parent-style-name="Text_20_body">
      <style:text-properties officeooo:rsid="0046dea4" officeooo:paragraph-rsid="0046dea4"/>
    </style:style>
    <style:style style:name="P20" style:family="paragraph" style:parent-style-name="Text_20_body">
      <style:text-properties officeooo:rsid="00378acf" officeooo:paragraph-rsid="00378acf"/>
    </style:style>
    <style:style style:name="P21" style:family="paragraph" style:parent-style-name="First_20_line_20_indent">
      <style:text-properties officeooo:rsid="000de0a6" officeooo:paragraph-rsid="000de0a6"/>
    </style:style>
    <style:style style:name="P22" style:family="paragraph" style:parent-style-name="First_20_line_20_indent">
      <style:text-properties officeooo:rsid="00151961" officeooo:paragraph-rsid="001a2485"/>
    </style:style>
    <style:style style:name="P23" style:family="paragraph" style:parent-style-name="First_20_line_20_indent">
      <style:text-properties officeooo:rsid="0020a9d0" officeooo:paragraph-rsid="0020a9d0"/>
    </style:style>
    <style:style style:name="P24" style:family="paragraph" style:parent-style-name="First_20_line_20_indent">
      <style:text-properties officeooo:rsid="002b9c10" officeooo:paragraph-rsid="002b9c10"/>
    </style:style>
    <style:style style:name="P25" style:family="paragraph" style:parent-style-name="First_20_line_20_indent">
      <style:text-properties officeooo:paragraph-rsid="002d58d0"/>
    </style:style>
    <style:style style:name="P26" style:family="paragraph" style:parent-style-name="First_20_line_20_indent">
      <style:text-properties officeooo:paragraph-rsid="002e4546"/>
    </style:style>
    <style:style style:name="P27" style:family="paragraph" style:parent-style-name="First_20_line_20_indent">
      <style:text-properties officeooo:rsid="003d4acd" officeooo:paragraph-rsid="003d4acd"/>
    </style:style>
    <style:style style:name="P28" style:family="paragraph" style:parent-style-name="First_20_line_20_indent">
      <style:text-properties officeooo:rsid="003d4acd" officeooo:paragraph-rsid="0040e28d"/>
    </style:style>
    <style:style style:name="P29" style:family="paragraph" style:parent-style-name="First_20_line_20_indent">
      <style:text-properties officeooo:rsid="003e61c7" officeooo:paragraph-rsid="003e61c7"/>
    </style:style>
    <style:style style:name="P30" style:family="paragraph" style:parent-style-name="First_20_line_20_indent">
      <style:text-properties officeooo:rsid="003f1bcb" officeooo:paragraph-rsid="003f1bcb"/>
    </style:style>
    <style:style style:name="P31" style:family="paragraph" style:parent-style-name="First_20_line_20_indent">
      <style:text-properties officeooo:rsid="0043cf65" officeooo:paragraph-rsid="0043cf65"/>
    </style:style>
    <style:style style:name="P32" style:family="paragraph" style:parent-style-name="First_20_line_20_indent">
      <style:text-properties officeooo:rsid="003c061d" officeooo:paragraph-rsid="0046fb77"/>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1">
      <style:text-properties officeooo:rsid="000ca892" officeooo:paragraph-rsid="000ca892"/>
    </style:style>
    <style:style style:name="P36" style:family="paragraph" style:parent-style-name="Heading_20_1" style:list-style-name="">
      <style:text-properties officeooo:rsid="000ca892" officeooo:paragraph-rsid="000ca892"/>
    </style:style>
    <style:style style:name="P37" style:family="paragraph" style:parent-style-name="Heading_20_1">
      <style:text-properties officeooo:paragraph-rsid="0026000b"/>
    </style:style>
    <style:style style:name="P38" style:family="paragraph" style:parent-style-name="Heading_20_1">
      <style:paragraph-properties fo:break-before="page"/>
      <style:text-properties officeooo:rsid="000ca892" officeooo:paragraph-rsid="000ca892"/>
    </style:style>
    <style:style style:name="P39" style:family="paragraph" style:parent-style-name="Heading_20_3">
      <style:text-properties officeooo:paragraph-rsid="000ca892"/>
    </style:style>
    <style:style style:name="P40" style:family="paragraph" style:parent-style-name="Heading_20_3">
      <style:text-properties officeooo:paragraph-rsid="00151961"/>
    </style:style>
    <style:style style:name="P41" style:family="paragraph" style:parent-style-name="Heading_20_3">
      <style:text-properties officeooo:paragraph-rsid="0044a323"/>
    </style:style>
    <style:style style:name="P42" style:family="paragraph" style:parent-style-name="Heading_20_3">
      <style:text-properties officeooo:paragraph-rsid="00378acf"/>
    </style:style>
    <style:style style:name="P43" style:family="paragraph" style:parent-style-name="First_20_line_20_indent" style:list-style-name="Numbering_20_4">
      <style:text-properties officeooo:rsid="001a2485" officeooo:paragraph-rsid="001a2485"/>
    </style:style>
    <style:style style:name="P44" style:family="paragraph" style:parent-style-name="First_20_line_20_indent">
      <style:text-properties officeooo:paragraph-rsid="004acc8d"/>
    </style:style>
    <style:style style:name="P45" style:family="paragraph" style:parent-style-name="First_20_line_20_indent" style:list-style-name="Numbering_20_4">
      <style:paragraph-properties fo:margin-left="0cm" fo:margin-right="0cm" fo:text-indent="0cm" style:auto-text-indent="false"/>
      <style:text-properties officeooo:rsid="001a2485" officeooo:paragraph-rsid="001a2485"/>
    </style:style>
    <style:style style:name="T1" style:family="text">
      <style:text-properties officeooo:rsid="000f3a10"/>
    </style:style>
    <style:style style:name="T2" style:family="text">
      <style:text-properties officeooo:rsid="00109b73"/>
    </style:style>
    <style:style style:name="T3" style:family="text">
      <style:text-properties officeooo:rsid="00115af2"/>
    </style:style>
    <style:style style:name="T4" style:family="text">
      <style:text-properties officeooo:rsid="00127e62"/>
    </style:style>
    <style:style style:name="T5" style:family="text">
      <style:text-properties officeooo:rsid="0013dbd1"/>
    </style:style>
    <style:style style:name="T6" style:family="text">
      <style:text-properties officeooo:rsid="00151961"/>
    </style:style>
    <style:style style:name="T7" style:family="text">
      <style:text-properties officeooo:rsid="00168552"/>
    </style:style>
    <style:style style:name="T8" style:family="text">
      <style:text-properties officeooo:rsid="0018cb54"/>
    </style:style>
    <style:style style:name="T9" style:family="text">
      <style:text-properties officeooo:rsid="001a2485"/>
    </style:style>
    <style:style style:name="T10" style:family="text">
      <style:text-properties officeooo:rsid="001c5017"/>
    </style:style>
    <style:style style:name="T11" style:family="text">
      <style:text-properties officeooo:rsid="001e0f0d"/>
    </style:style>
    <style:style style:name="T12" style:family="text">
      <style:text-properties officeooo:rsid="001e189c"/>
    </style:style>
    <style:style style:name="T13" style:family="text">
      <style:text-properties officeooo:rsid="0020a9d0"/>
    </style:style>
    <style:style style:name="T14" style:family="text">
      <style:text-properties officeooo:rsid="0026000b"/>
    </style:style>
    <style:style style:name="T15" style:family="text">
      <style:text-properties officeooo:rsid="00290521"/>
    </style:style>
    <style:style style:name="T16" style:family="text">
      <style:text-properties fo:font-style="italic" officeooo:rsid="00290521" style:font-style-asian="italic" style:font-style-complex="italic"/>
    </style:style>
    <style:style style:name="T17" style:family="text">
      <style:text-properties officeooo:rsid="002b9c10"/>
    </style:style>
    <style:style style:name="T18" style:family="text">
      <style:text-properties officeooo:rsid="0027ddfd"/>
    </style:style>
    <style:style style:name="T19" style:family="text">
      <style:text-properties officeooo:rsid="002c59c5"/>
    </style:style>
    <style:style style:name="T20" style:family="text">
      <style:text-properties officeooo:rsid="002c7921"/>
    </style:style>
    <style:style style:name="T21" style:family="text">
      <style:text-properties officeooo:rsid="002d58d0"/>
    </style:style>
    <style:style style:name="T22" style:family="text">
      <style:text-properties officeooo:rsid="002e4546"/>
    </style:style>
    <style:style style:name="T23" style:family="text">
      <style:text-properties officeooo:rsid="0031cb67"/>
    </style:style>
    <style:style style:name="T24" style:family="text">
      <style:text-properties officeooo:rsid="003292b9"/>
    </style:style>
    <style:style style:name="T25" style:family="text">
      <style:text-properties officeooo:rsid="00377586"/>
    </style:style>
    <style:style style:name="T26" style:family="text">
      <style:text-properties officeooo:rsid="003b7405"/>
    </style:style>
    <style:style style:name="T27" style:family="text">
      <style:text-properties officeooo:rsid="003d4acd"/>
    </style:style>
    <style:style style:name="T28" style:family="text">
      <style:text-properties officeooo:rsid="003f1bcb"/>
    </style:style>
    <style:style style:name="T29" style:family="text">
      <style:text-properties officeooo:rsid="0043cf65"/>
    </style:style>
    <style:style style:name="T30" style:family="text">
      <style:text-properties officeooo:rsid="0044a323"/>
    </style:style>
    <style:style style:name="T31" style:family="text">
      <style:text-properties officeooo:rsid="0046fb77"/>
    </style:style>
    <style:style style:name="T32" style:family="text">
      <style:text-properties officeooo:rsid="0047e6c0"/>
    </style:style>
    <style:style style:name="T33" style:family="text">
      <style:text-properties officeooo:rsid="0049a326"/>
    </style:style>
    <style:style style:name="T34" style:family="text">
      <style:text-properties officeooo:rsid="004acc8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text:p>
          </text:index-title>
          <text:p text:style-name="P34"><text:a xlink:type="simple" xlink:href="#__RefHeading__252_2023975322" text:style-name="Index_20_Link" text:visited-style-name="Index_20_Link">Einleitung<text:tab/>2</text:a></text:p>
          <text:p text:style-name="P34"><text:a xlink:type="simple" xlink:href="#__RefHeading__493_693502193" text:style-name="Index_20_Link" text:visited-style-name="Index_20_Link">Teil 1: Klärung der Grundlagen.<text:tab/>2</text:a></text:p>
          <text:p text:style-name="P33"><text:a xlink:type="simple" xlink:href="#__RefHeading__254_2023975322" text:style-name="Index_20_Link" text:visited-style-name="Index_20_Link">1. Anspruch als performativer Akt des Sprechens.<text:tab/>2</text:a></text:p>
          <text:p text:style-name="P33"><text:a xlink:type="simple" xlink:href="#__RefHeading__387_693502193" text:style-name="Index_20_Link" text:visited-style-name="Index_20_Link">2. Exkurs Sellars: Unmöglichkeit der Seinsenthaltung.<text:tab/>2</text:a></text:p>
          <text:p text:style-name="P33"><text:a xlink:type="simple" xlink:href="#__RefHeading__495_693502193" text:style-name="Index_20_Link" text:visited-style-name="Index_20_Link">3. Gorgias: Sein ist konkrete Beliebigkeit.<text:tab/>3</text:a></text:p>
          <text:p text:style-name="P33"><text:a xlink:type="simple" xlink:href="#__RefHeading__497_693502193" text:style-name="Index_20_Link" text:visited-style-name="Index_20_Link">4. Analyse des Satzes.<text:tab/>3</text:a></text:p>
          <text:p text:style-name="P33"><text:a xlink:type="simple" xlink:href="#__RefHeading__499_693502193" text:style-name="Index_20_Link" text:visited-style-name="Index_20_Link">5. Warum alle Philosophien hier ihren Urgrund haben.<text:tab/>4</text:a></text:p>
          <text:p text:style-name="P33"><text:a xlink:type="simple" xlink:href="#__RefHeading__501_693502193" text:style-name="Index_20_Link" text:visited-style-name="Index_20_Link">6. Verfahrensvorschlag: Einordnen des Systems als Axiomensystem.<text:tab/>4</text:a></text:p>
          <text:p text:style-name="P33"><text:a xlink:type="simple" xlink:href="#__RefHeading__503_693502193" text:style-name="Index_20_Link" text:visited-style-name="Index_20_Link">7. Axiome liegen in der Menge der Prämissen, welche gleich Dogmen sind.<text:tab/>5</text:a></text:p>
          <text:p text:style-name="P33"><text:a xlink:type="simple" xlink:href="#__RefHeading__505_693502193" text:style-name="Index_20_Link" text:visited-style-name="Index_20_Link">8. Warum Mathematik?<text:tab/>5</text:a></text:p>
          <text:p text:style-name="P34"><text:a xlink:type="simple" xlink:href="#__RefHeading__509_693502193" text:style-name="Index_20_Link" text:visited-style-name="Index_20_Link">Teil 2: Anwendung.<text:tab/>6</text:a></text:p>
          <text:p text:style-name="P33"><text:a xlink:type="simple" xlink:href="#__RefHeading__258_2023975322" text:style-name="Index_20_Link" text:visited-style-name="Index_20_Link">1. Erste Beispiele.<text:tab/>6</text:a></text:p>
          <text:p text:style-name="P33"><text:a xlink:type="simple" xlink:href="#__RefHeading__260_2023975322" text:style-name="Index_20_Link" text:visited-style-name="Index_20_Link">2. Was die Axiome wissenschaftlicher Weltsicht sind.<text:tab/>7</text:a></text:p>
          <text:p text:style-name="P33"><text:a xlink:type="simple" xlink:href="#__RefHeading__606_1335646253" text:style-name="Index_20_Link" text:visited-style-name="Index_20_Link">3. Selbiges für Kunst<text:tab/>8</text:a></text:p>
          <text:p text:style-name="P33"><text:a xlink:type="simple" xlink:href="#__RefHeading__262_2023975322" text:style-name="Index_20_Link" text:visited-style-name="Index_20_Link">3. Warum diese Metatheorie selber dogmatische Theorie ist.<text:tab/>8</text:a></text:p>
          <text:p text:style-name="P33"><text:a xlink:type="simple" xlink:href="#__RefHeading__264_2023975322" text:style-name="Index_20_Link" text:visited-style-name="Index_20_Link">4. Was also die Axiome dieser Metatheorie sind (Axiomenschemata).<text:tab/>8</text:a></text:p>
          <text:p text:style-name="P33"><text:a xlink:type="simple" xlink:href="#__RefHeading__266_2023975322" text:style-name="Index_20_Link" text:visited-style-name="Index_20_Link">5. Warum keine Theorie nicht dogmatische Theorie sein kann<text:tab/>8</text:a></text:p>
          <text:p text:style-name="P33"><text:a xlink:type="simple" xlink:href="#__RefHeading__270_2023975322" text:style-name="Index_20_Link" text:visited-style-name="Index_20_Link">7. Wie verschiedene Sphären von Gegenständen axiomatisch erfasst werden können (Forderung/Prädikation).<text:tab/>8</text:a></text:p>
          <text:p text:style-name="P34"><text:a xlink:type="simple" xlink:href="#__RefHeading__511_693502193" text:style-name="Index_20_Link" text:visited-style-name="Index_20_Link">Teil 3: Folgerungen.<text:tab/>8</text:a></text:p>
          <text:p text:style-name="P33"><text:a xlink:type="simple" xlink:href="#__RefHeading__272_2023975322" text:style-name="Index_20_Link" text:visited-style-name="Index_20_Link">1. Was jede Theorie zunächst vorauszusetzen hat und dann im Sprechen darüber zu relativieren imstande ist.<text:tab/>8</text:a></text:p>
          <text:p text:style-name="P33"><text:a xlink:type="simple" xlink:href="#__RefHeading__274_2023975322" text:style-name="Index_20_Link" text:visited-style-name="Index_20_Link">2. Inwiefern diese Metatheorie unbezweifelbar ist.<text:tab/>8</text:a></text:p>
          <text:p text:style-name="P33"><text:a xlink:type="simple" xlink:href="#__RefHeading__276_2023975322" text:style-name="Index_20_Link" text:visited-style-name="Index_20_Link">3. Warum die genetische Methode der Metaphilosophie der epizyklischen vorzuziehen, im Grunde aber doch eine solche ist (Problem der Induktion). Probleme der Logik.<text:tab/>8</text:a></text:p>
          <text:p text:style-name="P34"><text:a xlink:type="simple" xlink:href="#__RefHeading__459_570099938" text:style-name="Index_20_Link" text:visited-style-name="Index_20_Link">Teil 4: Von den Grundlagen bis zur Krone.<text:tab/>8</text:a></text:p>
          <text:p text:style-name="P33"><text:a xlink:type="simple" xlink:href="#__RefHeading__461_570099938" text:style-name="Index_20_Link" text:visited-style-name="Index_20_Link">1. Klärung aller benutzten Begriffe.<text:tab/>8</text:a></text:p>
          <text:p text:style-name="P33"><text:a xlink:type="simple" xlink:href="#__RefHeading__280_2023975322" text:style-name="Index_20_Link" text:visited-style-name="Index_20_Link">2. Welches neue Verständnis von Philosophie wir erhalten.<text:tab/>8</text:a></text:p>
          <text:p text:style-name="P33"><text:a xlink:type="simple" xlink:href="#__RefHeading__282_2023975322" text:style-name="Index_20_Link" text:visited-style-name="Index_20_Link">3. Ob wir durch diese Sicht philosophische Systeme werten können.<text:tab/>8</text:a></text:p>
          <text:p text:style-name="P33"><text:a xlink:type="simple" xlink:href="#__RefHeading__284_2023975322" text:style-name="Index_20_Link" text:visited-style-name="Index_20_Link">4. Geltungsbereich als Extensionsraum. Gödelsche Unvollständigkeitssätze.<text:tab/>8</text:a></text:p>
          <text:p text:style-name="P33"><text:a xlink:type="simple" xlink:href="#__RefHeading__286_2023975322" text:style-name="Index_20_Link" text:visited-style-name="Index_20_Link">5. Anspruch als individuelles Wertungskriterium. Sprache als konjugierende Konvention. Unerkennbarkeit der Bedeutungen (Quine). Rückführung zu Gorgias über Hans Hahn.<text:tab/>8</text:a></text:p>
          <text:p text:style-name="P34"><text:a xlink:type="simple" xlink:href="#__RefHeading__515_693502193" text:style-name="Index_20_Link" text:visited-style-name="Index_20_Link">Teil 5: Fazit. Warum dieses System bestechend ist.<text:tab/>9</text:a></text:p>
        </text:index-body>
      </text:table-of-content>
      <text:list xml:id="list2084617157701282665" text:style-name="Outline">
        <text:list-item>
          <text:h text:style-name="P35" text:outline-level="1"/>
        </text:list-item>
      </text:list>
      <text:h text:style-name="P36" text:outline-level="1"/>
      <text:list xml:id="list131131868148435" text:continue-numbering="true" text:style-name="Outline">
        <text:list-item>
          <text:h text:style-name="P38" text:outline-level="1"><text:bookmark-start text:name="__RefHeading__252_2023975322"/>Einleitung<text:bookmark-end text:name="__RefHeading__252_2023975322"/></text:h>
        </text:list-item>
      </text:list>
      <text:p text:style-name="Quotations">Es gibt die Wirklichkeit, ihr Knaben, und an der ist nicht zu rütteln. Wahrheit aber, nämlich in Worten ausgedrückte Meinungen über das Wirkliche, gibt es unzählige, und jede ist ebenso richtig wie sie falsch ist.<text:note text:id="ftn1" text:note-class="footnote"><text:note-citation>1</text:note-citation><text:note-body><text:p text:style-name="Footnote"><text:span text:style-name="Unbenannt1">Hesse</text:span>, <text:span text:style-name="T33">Hermann</text:span>: <text:span text:style-name="Emphasis">Chinesische Legende</text:span>, in: ders., Die Märchen. Legenden. Übertragungen. Dramatisches. Idyllen, Frankfurt am Main: Suhrkamp, 2002 </text:p></text:note-body></text:note></text:p>
      <text:p text:style-name="P9">Keine Revolution steht an. All die Verkünder philosophischer Umstürze und Wenden erwiesen sich historisch doch niemals als Nichter des Alten. Vielmehr fügten sie dem bestehenden Wissenssatz immer neue Sätze und Systeme hinzu, nur selten wurde korrigiert, oftmals gänzlich neue Positionen eröffnet. Und so sehr diese Sicht dem postmodernen Paradigma entspringt, so sehr passt sie sich in dasselbe ein. Was wäre getan, fügten wir der Postmoderne nur ein weiteres System hinzu? Nur weitere Verwirrung mag entspringen. Und hätten wir der Erkenntnis objektiv voran geholfen? </text:p>
      <text:p text:style-name="P21">Nein, Aufgabe dieser Arbeit soll sein, eine Metatheorie mindestens der Erkenntnistheorie aufzustellen. Inwieweit eine Verallgemeinerung auf alle Philosophie möglich ist, sollen andere beurteilen. Diese Metatheorie soll die Verwirrung mindern, indem sie die Fähigkeit zur Systematisierung der Systeme birgt und dann zu der in neuer Dringlichkeit sich stellenden Frage: Was <text:span text:style-name="Emphasis">wollen</text:span> wir wissen? vordringen kann. <text:span text:style-name="T1">Nichts also wird verworfen oder versucht aufzuheben, sondern eingeklammert. Dazu soll im ersten Teil die Theorie entwickelt, sodann angewendet und in ihrer Form konkretisiert werden. Im dritten Teil sollen einige erkenntnistheoretische Fragen angeschnitten, im vierten sodann die nötig gewordene Klarstellung der Einzelbegriffe gegeben sowie zu neuen Fragestellungen vorangeschritten werden, bevor ein abschließendes Fazit meine Arbeit schließen wird. </text:span></text:p>
      <text:list xml:id="list131131872148770" text:continue-numbering="true" text:style-name="Outline">
        <text:list-item>
          <text:h text:style-name="Heading_20_1" text:outline-level="1"><text:bookmark-start text:name="__RefHeading__493_693502193"/><text:bookmark-start text:name="__RefHeading__499_6935021931"/>Teil 1: Klärung der Grundlagen.<text:bookmark-end text:name="__RefHeading__493_693502193"/><text:bookmark-end text:name="__RefHeading__499_6935021931"/></text:h>
          <text:list>
            <text:list-item>
              <text:list>
                <text:list-item>
                  <text:h text:style-name="P39" text:outline-level="3"><text:bookmark-start text:name="__RefHeading__254_2023975322"/>1. Anspruch als performativer Akt des Sprechens.<text:bookmark-end text:name="__RefHeading__254_2023975322"/></text:h>
                </text:list-item>
              </text:list>
            </text:list-item>
          </text:list>
        </text:list-item>
      </text:list>
      <text:p text:style-name="P10"><text:span text:style-name="T2">Sprache bestimmt unbestreitbar unser Leben. Ohne nun irgendwelche Aussagen über die Welt an sich oder sonst irgendwie philosophische Fragen anzuschneiden, gehe ich trivial davon aus, dass ich spreche oder zumindest das Bewusstsein als Sprechendes habe − der Unterschied ist für das Folgende nicht erheblich. Sprechen aber ist ein performativer Akt, der Symbole in Sätze bringt, es erzeugt in Perzeption sodann ein Bild.</text:span><text:span text:style-name="T2"><text:note text:id="ftn2" text:note-class="footnote"><text:note-citation>2</text:note-citation><text:note-body><text:p text:style-name="P1">Wir setzen Sprachkonventionen voraus. XXXXX</text:p></text:note-body></text:note></text:span><text:span text:style-name="T2"> Ein nicht perzipierter Satz ist bedeutungslos, wohingegen im Akt des Sprechens ja bereits ein Perzipieren stattfindet. Auch das Denken können wir im Übrigen nach Sellars</text:span><text:span text:style-name="T2"><text:note text:id="ftn3" text:note-class="footnote"><text:note-citation>3</text:note-citation><text:note-body><text:p text:style-name="P2">Philosophy of Mind XXXXX Auch, wenn dies keine notwendige Erklärung des Geistes ist, ist sie doch hinreichend und mag somit eine Metatheorie nicht zu widerlegen.</text:p></text:note-body></text:note></text:span><text:span text:style-name="T2"> als nach innen projiziertes Sprechen, gleichzeitig als Dialog mit sich selber zu verstehen. </text:span></text:p>
      <text:p text:style-name="P44"><text:span text:style-name="T4">Den Bildern aber, die sich, egal, ob inter- oder intrasubjektiven Ursprungs, aus den Sätzen erheben, ist </text:span><text:span text:style-name="Emphasis"><text:span text:style-name="T4">Anspruch auf Geltung</text:span></text:span><text:span text:style-name="T4"> inhärent. Denn jedes Sprechen bezieht sich auf ein </text:span><text:span text:style-name="Emphasis"><text:span text:style-name="T4">Sein</text:span></text:span> <text:span text:style-name="T4">der Symbole; so steht das Bild vor mir als etwas, das </text:span><text:span text:style-name="Emphasis"><text:span text:style-name="T4">laut Satz ist</text:span></text:span><text:span text:style-name="T4">. Dies also nenne ich den Anspruch auf Geltung.</text:span></text:p>
      <text:p text:style-name="P44"><text:span text:style-name="T34">Jeglicher Versuch, sich des Anspruchs auf Geltung zu entziehen, muss scheitern. Einen Satz auszusprechen, dessen Symbole ohne die Eigenschaft des Seins dastehen, gelingt nur durch Wahl alternati</text:span><text:soft-page-break/><text:span text:style-name="T34">ver, ausdrücklich verwendeter Eigenschaften, etwa des »Scheinens«. Dennoch entsteht in Perzeption immer ein Bild, das zwar seinen Teilen, den Symbolen, ein Nichtsein zuschreibt, als Ganzes aber doch immer sein sollend ist.</text:span><text:span text:style-name="T34"><text:note text:id="ftn4" text:note-class="footnote"><text:note-citation>4</text:note-citation><text:note-body><text:p text:style-name="P3">Sellars schreibt, der Seinsdiskurs gingeimmer dem Scheindiskurs voran XXXX</text:p></text:note-body></text:note></text:span><text:span text:style-name="T34"> Satz wie Bild ist also kategorisch Anspruch auf Geltung, auf Sein, inhärent. Dieses aber haben wir nun genauer zu untersuchen.</text:span></text:p>
      <text:list xml:id="list131131877134682" text:continue-numbering="true" text:style-name="Outline">
        <text:list-item>
          <text:list>
            <text:list-item>
              <text:list>
                <text:list-item>
                  <text:h text:style-name="Heading_20_3" text:outline-level="3"><text:bookmark-start text:name="__RefHeading__495_693502193"/><text:span text:style-name="T6">3</text:span>. Gorgias: Sein <text:span text:style-name="T6">ist konkrete Beliebigkeit</text:span>.<text:bookmark-end text:name="__RefHeading__495_693502193"/></text:h>
                </text:list-item>
              </text:list>
            </text:list-item>
          </text:list>
        </text:list-item>
      </text:list>
      <text:p text:style-name="Quotations">Wenn nämlich das Nichtsein Nichtsein ist, dann ist das Nicht-Seiende um nichts weniger als das Seiende. Denn es ist sowohl das Nicht-Seiende: nicht-seiend als auch das Seiende: seiend, so daß die Dinge um nichts mehr sind als nicht sind.<text:note text:id="ftn5" text:note-class="footnote"><text:note-citation>5</text:note-citation><text:note-body><text:p text:style-name="P3">Pseudo-Aristoteles über Gorgias in <text:span text:style-name="Emphasis">De Melisso Xenophane Gorgia</text:span> 979a 25−28; Übersetzung ins Deutsche übernommen aus <text:span text:style-name="Unbenannt1">Newinger</text:span>, Hans J.: <text:span text:style-name="Emphasis">Untersuchungen zu Gorgias' Schrift über das Nichtseiende</text:span> S. 21, De Gruyter 1973.</text:p></text:note-body></text:note></text:p>
      <text:p text:style-name="P11">Wie haben wir also dies Zitat zu deuten? Gorgias nutzt in seinem Argument eine Kontradiktion, um das Paradox, das sich ontologisch im Postulat von Sein und Nichtsein verbirgt, offenzulegen. Ist Existenz ebenso das Nichtsein des Nichtseins wie das Sein des Seins, so bedeutet die Attribution der Existenz als <text:span text:style-name="T10">Eigenschaft</text:span> zu eine<text:span text:style-name="T10">m Bild</text:span> ein Paradox; jenes, dass wir de<text:span text:style-name="T10">m Bild</text:span> ebenso ein Nichtsein wie ein Sein zuzuschreiben gezwungen sind. Freilich sind Existenz und Sein synonym; aus dieser Perspektive könnten wir Gorgias dahingehend deuten, dass er Nichtexistenz als drittes Synonym hinzufügt und somit den Sinn, den diese Begriffe eigentlich für uns haben, nämlich Möglichkeit von Wirklichkeit zu scheiden, ad absurdum führt.<text:span text:style-name="T7"><text:note text:id="ftn6" text:note-class="footnote"><text:note-citation>6</text:note-citation><text:note-body><text:p text:style-name="P5">Den berühmten Schluss »Nichts existiert« wollen wir hier nicht mitmachen. Mehr zu Gorgias aber später.</text:p></text:note-body></text:note></text:span></text:p>
      <text:p text:style-name="P22">Sobald wir bei der Funktion des Prädikats »Existenz« angelangt sind, ist Kant nicht weit. »Sein ist offenbar kein reales Prädikat, das ist ein Begriff von irgend etwas, was zu dem Begriffe eines Dinges hinzu kommen könnte.«<text:note text:id="ftn7" text:note-class="footnote"><text:note-citation>7</text:note-citation><text:note-body><text:p text:style-name="P4">KrV B 627 f.</text:p></text:note-body></text:note> Was ist hiermit gemeint? Zu sagen, ein <text:span text:style-name="T10">Bild</text:span> existiere, verändere nichts am <text:span text:style-name="T10">Bilde selbst</text:span>; er bliebe derselbe, sagten wir, er sei nicht. Die Eigenschaft »Sein« <text:span text:style-name="T7">kann im Umkehrschluss beliebigen Bildern und vor allem seinen Teilen konkret zugeschrieben werden. Hier beginnt der Kreis, sich zu schließen: Beliebiger Sätze Anspruch wie auch beliebiger Satzsysteme Anspruch ist damit generell erfüllbar − ein Gedankengang, der dem alten Prinzip »Ex contradictione sequitur quodlibet« folgt. Dies ist der Zeitpunkt, den Begriff des Satzes näher zu bestimmen.</text:span></text:p>
      <text:list xml:id="list131131881132024" text:continue-numbering="true" text:style-name="Outline">
        <text:list-item>
          <text:list>
            <text:list-item>
              <text:list>
                <text:list-item>
                  <text:h text:style-name="P40" text:outline-level="3"><text:bookmark-start text:name="__RefHeading__497_693502193"/><text:bookmark-start text:name="__RefHeading__505_6935021931"/><text:span text:style-name="T8">4</text:span>. <text:span text:style-name="T9">Analyse des Satzes.</text:span><text:bookmark-end text:name="__RefHeading__497_693502193"/><text:bookmark-end text:name="__RefHeading__505_6935021931"/></text:h>
                </text:list-item>
              </text:list>
            </text:list-item>
          </text:list>
        </text:list-item>
      </text:list>
      <text:p text:style-name="P12">Der Anspruch lässt uns jede<text:span text:style-name="T13">m</text:span> Satz (und jede<text:span text:style-name="T13">m</text:span> System) <text:span text:style-name="T13">dreierlei Eigenschaften zuschreiben</text:span>:</text:p>
      <text:list xml:id="list2556536221387424354" text:style-name="Numbering_20_4">
        <text:list-item>
          <text:p text:style-name="P43"><text:span text:style-name="T7">G</text:span>eltung − Die notwendige Frage nach den notwendigen Seins.</text:p>
        </text:list-item>
        <text:list-item>
          <text:p text:style-name="P43">Geltungsraum − Der Raum der Gesamtheit der gestellten Fragen nach den Seins.</text:p>
        </text:list-item>
        <text:list-item>
          <text:p text:style-name="P43">Wahrheit − Erfolgskriterium: Ob die Fragen nach den Seins eine Antwort gefunden haben. </text:p>
          <text:p text:style-name="P45"/>
        </text:list-item>
      </text:list>
      <text:p text:style-name="P13">Eine <text:span text:style-name="T11">»</text:span>Frage<text:span text:style-name="T11">«</text:span> nun ist das synthetische, also die Begriffe neu zusammenstellende und urteilende, Erläutern eines Satzes. <text:span text:style-name="T12">Da diese Erläuterung auf Schlussfolgerungen, also neue Bilder hinauslaufen, deren Teile durch das Gesamtbild eine Definition erfahren, können wir die Definition von Teilen auch »</text:span>Antwort<text:span text:style-name="T12">« nennen. Diese emanzipieren sich damit aber auch vom Bild und erlangen eigenständigen Seins</text:span><text:soft-page-break/><text:span text:style-name="T12">status. Wir wollen nicht den Fehler begehen, im Voraus all diesen Objekten im Sein eine Verallgemeinerung ihrer Eigenschaften zuzustehen. Schließlich wollen wir zunächst eine möglichst bedeutungsneutrale Theorie entwickeln, in die sodann andere Systeme eingeordnet werden können. Zwingend also ist hier das Sprechen von Seins. Zu einem einzelnen, zusammenfallenden Sein kann gegegebenenfalls immer reduziert bzw. abstrahiert werden.</text:span></text:p>
      <text:p text:style-name="P23"><text:span text:style-name="T12">W</text:span>ie oben bereits gezeigt, erhebt jeder Satz Anspruch, somit ist die <text:span text:style-name="T14">Eigenschaft der </text:span>Geltung kategorisch z<text:span text:style-name="T14">uzuordnen</text:span>. Der Geltungsraum, <text:span text:style-name="T14">synonym zum Extensionsraum verstanden, ist aber je nach Ausgangssatz verschieden; auch kann er als Menge von vorangestellten und aller möglichen sich ergebenden Sätzen verstanden werden. Dem Geltungsraum kann also auch Mächtigkeit zugeordnet werden. Die Wahrheit aber wird auf das Kriterium reduziert, ob die Frage nach den Seins entsprechende Beschreibungen derselben gefunden hat. Unwahr ist also eine Theorie, die noch nicht zu letzter Konsequenz geführt wurde, in der offene Fragen bestehen. Dennoch besitzt sie Geltung, denn die Fragen wurden durchaus gestellt.</text:span></text:p>
      <text:list xml:id="list131131885150466" text:continue-list="list131131881132024" text:style-name="Outline">
        <text:list-item>
          <text:list>
            <text:list-item>
              <text:list>
                <text:list-item>
                  <text:h text:style-name="Heading_20_3" text:outline-level="3"><text:bookmark-start text:name="__RefHeading__499_693502193"/><text:span text:style-name="T17">5</text:span>. Warum alle Philosophien hier ihren Urgrund haben.<text:bookmark-end text:name="__RefHeading__499_693502193"/></text:h>
                </text:list-item>
              </text:list>
            </text:list-item>
          </text:list>
        </text:list-item>
      </text:list>
      <text:p text:style-name="P14"><text:span text:style-name="T18">Gezeigt wurde, dass alle Ansprüche erfüllbar sind. Woraus aber entstehen überhaupt die verschiedenen Ansprüche? Diese Frage soll nur kurz angerissen werden, um sie zumindest nicht gänzlich unbeantwortet zu lassen. − Einflüsse psychologischer, semantisch-heuristischer, kontingenter, genetischer, sozialer oder politischer Art (diese Liste erhebt keinen Anspruch auf Vollständigkeit) führen notwendigerweise zu differenten Formulierungen und Verständnissen von Sätzen. Wenn also Parmenides das eine, wahre Sein zu erkennen sucht, wird er zu grundsätzlich anderen Aussagen kommen als etwa Moritz Schlick, der nach einer Klärung des Verhältnisses von Wissenschaft und Philosophie trachtet. Alle Philosophen glaubten, in ihren Sätzen die eine Wahrheit gefunden zu haben; ihr Irrtum liegt aber darin, dass sie die ihren Systemen immanente Wahrheit zur </text:span><text:span text:style-name="T16">einzigen</text:span><text:span text:style-name="T15"> allgemeinen Wahrheit erheben. Umgekehrt können wir den Schluss ziehen, dass keine Theorie, sobald sie in sich wahr ist, </text:span><text:span text:style-name="Emphasis"><text:span text:style-name="T17">an sich</text:span></text:span> <text:span text:style-name="T17">einer anderen vorzuziehen ist − doch dazu mehr in X.X.</text:span></text:p>
      <text:list xml:id="list131131886158119" text:continue-numbering="true" text:style-name="Outline">
        <text:list-item>
          <text:list>
            <text:list-item>
              <text:list>
                <text:list-item>
                  <text:h text:style-name="Heading_20_3" text:outline-level="3"><text:bookmark-start text:name="__RefHeading__501_693502193"/><text:bookmark-start text:name="__RefHeading__507_6935021931"/><text:span text:style-name="T17">6</text:span>. Verfahrensvorschlag: Einordnen des Systems als Axiomensystem. <text:bookmark-end text:name="__RefHeading__501_693502193"/><text:bookmark-end text:name="__RefHeading__507_6935021931"/></text:h>
                </text:list-item>
              </text:list>
            </text:list-item>
          </text:list>
        </text:list-item>
      </text:list>
      <text:p text:style-name="P15"><text:span text:style-name="T17">Wie also können wir die verschiedenen Systeme erneut systematisieren, kategorisieren und untereinander vergleichen? Hierzu möchte ich einen Verfahrensvorschlag geben, besser: Einen ersten Anreiz geben, den andere Methodiker in zulässige und praktische Formen überführen können. Grundsätzlich soll aber dieser Vorschlag die </text:span><text:span text:style-name="Emphasis"><text:span text:style-name="T17">praktische Möglichkeit</text:span></text:span> <text:span text:style-name="T17">einer Systematisierung aufzeigen.</text:span></text:p>
      <text:p text:style-name="P24">Zunächst sollte eine Auflistung aller ex- und impliziten Prämissen des Denksystems durchgeführt werden. Aufbauend auf ihren Prämissen, suchten die Denker ihre Systeme zu völliger Ausformung zu führen, indem sie Folgesätze formulierten. Diese Folgesätze müssen der Form halber auf Folgerichtigkeit untersucht werden, denn möglich ist, dass ein Denker falsch gedacht oder gar gelogen hat. <text:span text:style-name="T19">Vorsicht muss walten</text:span>, wenn das System das Wesen des Schlussfolgerns selber betrifft.<text:span text:style-name="T19"> Dennoch aber werden sich alle Aussagen, die das System in einer anderen Sprache der Logik macht, theoretisch in </text:span><text:soft-page-break/><text:span text:style-name="T19">die unsere Logik übersetzen, wodurch Prüfung auf Folgerichtigkeit möglich ist (praktischerweise in der dem System eigenen Sprache, mehr dazu in X.X). </text:span></text:p>
      <text:p text:style-name="P25"><text:span text:style-name="T19">Dann aber folgt ein kritischer Schritt: Die Rückführung des Systems auf die </text:span><text:span text:style-name="Emphasis"><text:span text:style-name="T19">systemisch grundliegenden </text:span></text:span><text:span text:style-name="T19">Prämissen</text:span>, <text:span text:style-name="T20">also </text:span><text:span text:style-name="Emphasis"><text:span text:style-name="T20">nicht zwingend </text:span></text:span><text:span text:style-name="T20">diejenigen, die wir anfangs wählten. Dies ist ein aufwändiges Verfahren, das etwa in der Mathematik lange Jahre benötigte, bis das ZFC-Mengensystem gefunden war. Nun aber werden in vielen Systemen viele gleiche systemisch grundliegende Prämissen auftreten (eine rein wahrscheinliche Annahme). Dadurch aber werden die Systeme untereinander vergleichbar, nicht nur in der Form vage, ungenau oder in eigenwilliger Terminologie formulierter Prämissen, sondern in klarer, am besten logischer Form. </text:span></text:p>
      <text:list xml:id="list131131889138207" text:continue-numbering="true" text:style-name="Outline">
        <text:list-item>
          <text:list>
            <text:list-item>
              <text:list>
                <text:list-item>
                  <text:h text:style-name="Heading_20_3" text:outline-level="3"><text:bookmark-start text:name="__RefHeading__503_693502193"/><text:span text:style-name="T24">7</text:span>. <text:span text:style-name="T22">Axiome liegen in der Menge der </text:span>Prämissen, <text:span text:style-name="T22">welche gleich</text:span> Dogmen <text:span text:style-name="T22">sind</text:span>. <text:bookmark-end text:name="__RefHeading__503_693502193"/></text:h>
                </text:list-item>
              </text:list>
            </text:list-item>
          </text:list>
        </text:list-item>
      </text:list>
      <text:p text:style-name="P16"><text:span text:style-name="T21">Ein konventioneller Denker wird hier empört aufschreien. Zuzugestehen hat aber auch der konventionelle Denker, dass Prämissen, Axiome und Dogmen allesamt </text:span><text:span text:style-name="Emphasis"><text:span text:style-name="T21">Sätze</text:span></text:span> <text:span text:style-name="T21">sind. Wer einwendet, ein Dogma sei nur geglaubten Wesens, argumentiert am Ziel vorbei, denn auch Glaubenssätze als Gedachtes sind (siehe oben) gesprochene Sätze.</text:span></text:p>
      <text:p text:style-name="P26"><text:span text:style-name="T21">Dass nun systemisch grundliegende Sätze sowohl als Prämissen wie auch als Axiome bezeichnet werden können, ist logisch: Sie spannen mit möglichst wenigen Sätzen das gesamte System auf. Man mag einwenden, eine Prämisse sei ihrer Natur nach eine distinkte Einsicht. Doch wo soll ein Unterschied zwischen einer distinkten Einsicht aus unserer postulierten Welt heraus zu einer distinkten Einsicht aus einem </text:span><text:span text:style-name="Emphasis"><text:span text:style-name="T22">beliebigen</text:span></text:span> <text:span text:style-name="T22">Denksystem liegen? Denn nichts anderes ist der Akt der Reduktion auf systemisch grundliegende Aussagen: Die distinkte Einsicht wird als Satz formuliert, sodann überprüft, ob das neue System deckungsgleich mit dem alten ist. Diese systemisch grundliegenden Aussagen kann man nun also ebenso als Prämisse wie auch als Axiom bezeichnen. Die alten, nun eliminierten Prämissen sind lediglich als Hilfsaussagen zu verstehen, um das System aufzubauen. Alle Prämissen können wir aber auch als Dogmen, als </text:span><text:span text:style-name="Emphasis"><text:span text:style-name="T22">unbezweifelte </text:span></text:span><text:span text:style-name="T22">Sätze auffassen. Von außen her ist natürlich Zweifel möglich, doch bezeichnen wir Aussagen wie »Die Seele ist unsterblich« ja dennoch als Dogma, schlicht, weil es in der christlichen Lehre ja unbezweifelt ist. Die </text:span><text:span text:style-name="Emphasis"><text:span text:style-name="T23">Axiome sind also auch Dogmen</text:span></text:span>, <text:span text:style-name="T24">weswegen ich mein Vorhaben korrekt als eine </text:span><text:span text:style-name="Emphasis"><text:span text:style-name="T24">dogmatische Metatheorie der Dogmatik</text:span></text:span> <text:span text:style-name="T24">benennen kann. Rückschlagende Folgen für das Vorhaben behandle ich in X.X. </text:span></text:p>
      <text:list xml:id="list131131892153520" text:continue-numbering="true" text:style-name="Outline">
        <text:list-item>
          <text:list>
            <text:list-item>
              <text:list>
                <text:list-item>
                  <text:h text:style-name="Heading_20_3" text:outline-level="3"><text:bookmark-start text:name="__RefHeading__505_693502193"/><text:span text:style-name="T24">8</text:span>. Warum Mathematik?<text:bookmark-end text:name="__RefHeading__505_693502193"/></text:h>
                </text:list-item>
              </text:list>
            </text:list-item>
          </text:list>
        </text:list-item>
      </text:list>
      <text:p text:style-name="P17">Aus der Rückführung in mathematisch-logische Formen ergeben sich <text:span text:style-name="T31">drei</text:span> Vorteile. Erstens können, wie bereits oben erwähnt, <text:span text:style-name="T31">Kongruenzen und Differenzen zwischen den Systemen ermittelt werden</text:span>, <text:span text:style-name="T31">was</text:span> nicht mehr an Sprachbarrieren scheitern <text:span text:style-name="T31">muss − denken wir etwa an »Nichts« bei Heidegger, das sich auf den Tod bezieht</text:span>. <text:span text:style-name="T31">Zwischen verschiedenen Sprachen wie auch innerhalb derselben</text:span> können sodann Bedeutungsunterschiede, die bei einer homonymen Verwendung eines Wortes zu Verwirrung führen können, beseitigt werden − etwa verschiedene Gottesbegriffe, derer es unzählige gibt.</text:p>
      <text:p text:style-name="P32">Zweitens können den Theorien eigentlich immanente, im <text:span text:style-name="T27">»</text:span>Alltagsgebrauch<text:span text:style-name="T27">«</text:span> aber nicht sichtbare Eigenschaften nachgewiesen werden − etwa nach Gödel die Nichtbeweisbarkeit der Widerspruchs<text:soft-page-break/>freiheit eines hinreichend mächtigen Systems. <text:span text:style-name="T27">Gar ließen sich durch abbildende Verfahren unter Umständen Funktionen nachweisen, die in ihren Verhältnissen jenen aus empirischen Wissenschaften entsprechen und somit neue Zusammenhänge aufgedeckt werden − dies aber ist reine Spekulation und soll nicht weiter vertieft werden. Abseits der Spekulation vermag die Mathematik aber <text:s/>allein durch strenge Folgerungen einigen noch verborgenen Sinn aufdecken, indem sie die Axiome bis zu den äußersten Sätzen, die das System ermöglicht, führt und so versteckten Sinn offenlegt.</text:span></text:p>
      <text:p text:style-name="P27">Drittens aber wurde die Mathematik insbesondere seit ihrer Grundlagenkrise im ersten Drittel des letzten Jahrhunderts sehr genau geprüft, sorgfältig auf gültige Formen zurückgeführt und zu neuen Ufern getrieben. Wählen wir die Mathematik als unsere Metasprache, so können wir mit großer Sicherheit von ihrer Widerspruchsfreiheit ausgehen. Eine Metasprache, die in sich entweder Widersprüche birgt oder nicht hinreichend mächtig ist, um alle Philosophien einzufassen, ist nicht zu gebrauchen, da sie schlicht nicht adäquat ist. </text:p>
      <text:p text:style-name="P29">Dennoch wäre eine Vermathematisierung der Philosophie ein völlig Sinn verwischendes Unterfangen. Zwar mögen wir noch interessante Erkenntnisse finden, doch − ob diese noch praktische Relevanz haben? Und wenn die Probleme der Philosophie in mathematischen Formeln aufgeschrieben sind, wer hat noch großen Mut, sie zu studieren, fehlt ihnen doch jegliche <text:span text:style-name="T32">Unvollkommenheit</text:span>, die literarische Formung der Gedanken? Weiterhin sind die Formeln abgehoben von praktischem Verständnis und die Sätze verlieren ihren eigentlichen Sinn, ihren Kontext des Gesprochenen. Darum soll jede Philosophie wie jetzt weitermachen und sich nur, wenn nötig, der Mathematik als Instrument und Hilfe bedienen. <text:span text:style-name="T28">Besonders schwerwiegend trifft dazu der Vorwurf der Umständlichkeit: Mathematik benötigt deutlich mehr Aufwand, eine Aussage zu formulieren und in einen Zusammenhang zu setzen als die in Objektsprache durchgeführte Philosophie, die direkte Notation distinkter Einsichten ermöglicht. Direkte Notation in Metasprache aber scheint weder für andere Personen als studierte Mathematiker, noch das Verständnis außer für dieselben leicht mögich.</text:span></text:p>
      <text:list xml:id="list131131895133698" text:continue-numbering="true" text:style-name="Outline">
        <text:list-item>
          <text:h text:style-name="Heading_20_1" text:outline-level="1"><text:bookmark-start text:name="__RefHeading__509_693502193"/>Teil 2: Anwendung.<text:bookmark-end text:name="__RefHeading__509_693502193"/></text:h>
          <text:list>
            <text:list-item>
              <text:list>
                <text:list-item>
                  <text:h text:style-name="Heading_20_3" text:outline-level="3"><text:bookmark-start text:name="__RefHeading__258_2023975322"/>1. Erste Beispiele.<text:bookmark-end text:name="__RefHeading__258_2023975322"/></text:h>
                </text:list-item>
              </text:list>
            </text:list-item>
          </text:list>
        </text:list-item>
      </text:list>
      <text:p text:style-name="P18">Auf in die Praxis unseres Dogmensystems! <text:span text:style-name="T29">Wir ziehen diverse Erkenntnistheoretische Ansichten heran und untersuchen sie in der in 1.6 skizzierten Weise. Begonnen </text:span>werden soll an dieser Stelle mit einer im Selbstanspruch ganz undogmatischen Philosophie − der Skepsis. Diese strebt willentlich nach nichts − und dies aus keinem anderen Grund als dem Erlebnis desselben. Die Enthaltung von Urteilen, welche zur Epoché und dann zur gerühmten Ataraxía führen, ist eine rein erlebte. Der Skeptiker schließt nicht einmal aus, dass er zu Dogmen kommen oder nicht kommen wird und eben dieses Nichtausschließen ist für ihn wiederum ein Erlebnis. Gänzlich also fehlt es der wortwörtlich verstandenen Skepsis an Dogmen, nicht verwerflich ist dies, aber gänzlich unphilosophisch, stattdessen <text:span text:style-name="T32">können wir ihr Vorhaben als </text:span>rein literarisch <text:span text:style-name="T32">beschreiben</text:span>.<text:note text:id="ftn8" text:note-class="footnote"><text:note-citation>8</text:note-citation><text:note-body><text:p text:style-name="P6">Dennoch steht die Skeptik in engem Zusammenhang insbesondere mit Gorgias, der die Grundlage zur Verleugnung einer Ontologie liefert und entsprechend ausführlich von Sextus Empiricus in »Adversus Mathematicos« dargestellt wird − historisch ein Glücksfall, da sonst nur Pseudo-Aristoteles Zeugnis Dennoch steht die Skeptik in engem Zusammenhang insbesondere mit Gorgias, der die Grundlage zur Verleugnung einer Ontologie liefert und entsprechend ausführlich von Sextus Empiricus in »Adversus Mathematicos« dargestellt wird − historisch ein Glücksfall, da sonst nur Pseudo-Aristoteles Zeugnis von Gorgias abgibt, wir also zumindest ein weiteres Werk zum Vergleich heranziehen können.</text:p></text:note-body></text:note> </text:p>
      <text:p text:style-name="P30"><text:soft-page-break/>Sodann wollen wir Parmenides betrachten. Dessen Denken beansprucht Erkennen (noein) durch das Denken. Erkennen benötigt Wahrheit (alêthês) gegenüber Unwahrheit. Da Denken sich auf Objekte bezieht, sucht also Parmenides Wahrheit in Objekten. Die sind sodann so beschaffen, dass alle Denkakte auf sie zutreffen − dies aber kann nur im Ideellen, also in dem, was Parmenides Sein (einai) <text:s/>nennt, gegeben sein.<text:note text:id="ftn9" text:note-class="footnote"><text:note-citation>9</text:note-citation><text:note-body><text:p text:style-name="P6">Vgl. auch meinen Essay »Sein und Erkennen bei Parmenides«.</text:p></text:note-body></text:note> Parmenides sucht nun nach kategorischer Wahrheit, daher überträgt sich das Kategorische auf das Sein, das also ewig und unvergänglich sein muss: ZITAT ZITAT.</text:p>
      <text:p text:style-name="P30">An diesen Beispielen sehen wir, dass die Wahl der Axiome das entstehende System genau determiniert. Die Skeptiker enthalten sich Axiomen und stellen damit eben <text:span text:style-name="Emphasis">gar kein</text:span> System auf; Parmenides sucht den Ideellen Wert der Wahrheit und findet sie im Ideellen.</text:p>
      <text:p text:style-name="P30">Wiederum wollen wir ein komplexeres System denn das des Parmenides heranzuziehen. Daher betrachten wir zunächst Platons Ideenlehre. Dieser übernimmt (wir vereinfachen hier natürlich, dies ist jedoch nicht dem System, sondern der einführenden Natur dieser Schrift geschuldet) die Axiome des Parmenides und fügt seinen Anspruch hinzu, alles, was sich dem Menschen darbietet, zu erklären (konkret also die Welt des Scheins, die bei Parmenides noch schlicht verneint wurde). Platon fügt also folgende Axiome hinzu: Auch der Welt des Scheins kommt eine gewisse Realität zu. Es gibt eine Erklärung für das Wesen aller Dinge. <text:s/>Folglich lässt sich auch die Welt des Scheins erklären. Erklärung beruft sich auf einen Grund, also Kausalität, eine Beziehung zwischen zwei Dingen. Das einzige korrespondierende Objekt zum Schein ist das Sein. Folglich also muss die Scheinwelt im Ideellen begründet sein. Ist jedoch das Kausalprinzip eingeführt, muss auch nach dem Grund der Allgemeinen Existenz der Gegenstände, ideell wie real, gefragt werden. Hier findet Platon im Sein als der höchsten Einheit des Gedachten (resultierend aus dem Axiom der absoluten Idealität des Gedachten), von ihm »Idee des Guten« genannt, den Abschluss seines Gedankengebäudes. Das Sein muss sich nicht selber begründen, da das Kausalprinzip <text:span text:style-name="T29">erst </text:span>aus ihm <text:span text:style-name="T29">selbst</text:span> resultiert.<text:note text:id="ftn10" text:note-class="footnote"><text:note-citation>10</text:note-citation><text:note-body><text:p text:style-name="P7">Vgl. Platons mythische Darstellung»XXXXX«, in dem die Welt als Seiendes dem Sein nachgebildet dargestellt wird. Denkkategorien, die im Seienden gelten, sind im Sein vollendet. Also auch das Kausalprinzip ist im Sein ein vollkommenes Prinzip, das nicht wie im Seienden anzuwenden ist.</text:p></text:note-body></text:note></text:p>
      <text:p text:style-name="P31">In der antiken Philosophie verweilend, soll auch Aristoteles untersucht werden. In vielen Bereichen erkenntnistheoretischer Fragen hat dieser Grundlagen gelegt oder nicht übergehbare Spuren hinterlassen, was etwa die aktuell stattfindende Aristoteles-Renaissance belegt.<text:note text:id="ftn11" text:note-class="footnote"><text:note-citation>11</text:note-citation><text:note-body><text:p text:style-name="P8">Siehe BLABLA</text:p></text:note-body></text:note> Aristoteles sucht eine genauere Erklärung </text:p>
      <text:p text:style-name="P30"/>
      <text:list xml:id="list131131901157739" text:continue-numbering="true" text:style-name="Outline">
        <text:list-item>
          <text:list>
            <text:list-item>
              <text:list>
                <text:list-item>
                  <text:h text:style-name="P41" text:outline-level="3"><text:bookmark-start text:name="__RefHeading__260_2023975322"/>2. Was die Axiome wissenschaftlicher Weltsicht sind. <text:bookmark-end text:name="__RefHeading__260_2023975322"/></text:h>
                </text:list-item>
              </text:list>
            </text:list-item>
          </text:list>
        </text:list-item>
      </text:list>
      <text:p text:style-name="P19">Wissenschaft als Tätigkeit.</text:p>
      <text:list xml:id="list131131901145031" text:continue-numbering="true" text:style-name="Outline">
        <text:list-item>
          <text:list>
            <text:list-item>
              <text:list>
                <text:list-item>
                  <text:h text:style-name="P41" text:outline-level="3"><text:bookmark-start text:name="__RefHeading__606_1335646253"/><text:soft-page-break/><text:span text:style-name="T30">3. S</text:span>elbiges für Kunst<text:bookmark-end text:name="__RefHeading__606_1335646253"/></text:h>
                </text:list-item>
                <text:list-item>
                  <text:h text:style-name="Heading_20_3" text:outline-level="3"><text:bookmark-start text:name="__RefHeading__262_2023975322"/>3. Warum diese Metatheorie selber dogmatische Theorie ist.<text:bookmark-end text:name="__RefHeading__262_2023975322"/></text:h>
                </text:list-item>
                <text:list-item>
                  <text:h text:style-name="Heading_20_3" text:outline-level="3"><text:bookmark-start text:name="__RefHeading__264_2023975322"/>4. Was also die Axiome d<text:span text:style-name="T25">iese</text:span>r Metatheorie sind (Axiomenschemata).<text:bookmark-end text:name="__RefHeading__264_2023975322"/></text:h>
                </text:list-item>
                <text:list-item>
                  <text:h text:style-name="P42" text:outline-level="3"><text:bookmark-start text:name="__RefHeading__266_2023975322"/>5. Warum keine Theorie nicht dogmatische Theorie sein kann <text:bookmark-end text:name="__RefHeading__266_2023975322"/></text:h>
                </text:list-item>
              </text:list>
            </text:list-item>
          </text:list>
        </text:list-item>
      </text:list>
      <text:p text:style-name="P20">(Theorie ist immer sprachlich, diese besitzt immer Regeln und Anspruch. Eine Sprache ohne Regeln ist anspruchslos und unpraktisch). </text:p>
      <text:list xml:id="list131131903161884" text:continue-numbering="true" text:style-name="Outline">
        <text:list-item>
          <text:list>
            <text:list-item>
              <text:list>
                <text:list-item>
                  <text:h text:style-name="Heading_20_3" text:outline-level="3"><text:bookmark-start text:name="__RefHeading__270_2023975322"/>7. Wie verschiedene Sphären von Gegenständen axiomatisch erfasst werden können (Forderung/Prädikation).<text:bookmark-end text:name="__RefHeading__270_2023975322"/></text:h>
                </text:list-item>
              </text:list>
            </text:list-item>
          </text:list>
        </text:list-item>
      </text:list>
      <text:p text:style-name="Text_20_body"><text:bookmark-start text:name="__RefHeading__511_6935021931"/><text:bookmark-end text:name="__RefHeading__511_6935021931"/></text:p>
      <text:list xml:id="list131131904146577" text:continue-numbering="true" text:style-name="Outline">
        <text:list-item>
          <text:h text:style-name="Heading_20_1" text:outline-level="1"><text:bookmark-start text:name="__RefHeading__511_693502193"/>Teil 3: Folgerungen.<text:bookmark-end text:name="__RefHeading__511_693502193"/></text:h>
          <text:list>
            <text:list-item>
              <text:list>
                <text:list-item>
                  <text:h text:style-name="Heading_20_3" text:outline-level="3"><text:bookmark-start text:name="__RefHeading__272_2023975322"/>1. Was jede Theorie zunächst vorauszusetzen hat und dann im Sprechen darüber zu relativieren imstande ist.<text:bookmark-end text:name="__RefHeading__272_2023975322"/></text:h>
                </text:list-item>
                <text:list-item>
                  <text:h text:style-name="Heading_20_3" text:outline-level="3"><text:bookmark-start text:name="__RefHeading__274_2023975322"/>2. Inwiefern diese Metatheorie unbezweifelbar ist. <text:bookmark-end text:name="__RefHeading__274_2023975322"/></text:h>
                </text:list-item>
                <text:list-item>
                  <text:h text:style-name="Heading_20_3" text:outline-level="3"><text:bookmark-start text:name="__RefHeading__276_2023975322"/>3. Warum die genetische Methode der Metaphilosophie der epizyklischen vorzuziehen, im Grunde aber doch eine solche ist (Problem der Induktion). <text:span text:style-name="T3">Probleme der Logik</text:span>. <text:bookmark-end text:name="__RefHeading__276_2023975322"/></text:h>
                </text:list-item>
              </text:list>
            </text:list-item>
          </text:list>
        </text:list-item>
        <text:list-item>
          <text:h text:style-name="P37" text:outline-level="1"><text:bookmark-start text:name="__RefHeading__459_570099938"/>Teil 4: Von den Grundlagen bis zur Krone.<text:bookmark-end text:name="__RefHeading__459_570099938"/></text:h>
          <text:list>
            <text:list-item>
              <text:list>
                <text:list-item>
                  <text:h text:style-name="Heading_20_3" text:outline-level="3"><text:bookmark-start text:name="__RefHeading__461_570099938"/>1. Klärung aller benutzten Begriffe.<text:bookmark-end text:name="__RefHeading__461_570099938"/></text:h>
                </text:list-item>
                <text:list-item>
                  <text:h text:style-name="Heading_20_3" text:outline-level="3"><text:bookmark-start text:name="__RefHeading__280_2023975322"/>2. Welches neue Verständnis von Philosophie wir erhalten. <text:bookmark-end text:name="__RefHeading__280_2023975322"/></text:h>
                </text:list-item>
                <text:list-item>
                  <text:h text:style-name="Heading_20_3" text:outline-level="3"><text:bookmark-start text:name="__RefHeading__282_2023975322"/>3. Ob wir durch diese Sicht philosophische Systeme werten können. <text:bookmark-end text:name="__RefHeading__282_2023975322"/></text:h>
                </text:list-item>
                <text:list-item>
                  <text:h text:style-name="Heading_20_3" text:outline-level="3"><text:bookmark-start text:name="__RefHeading__284_2023975322"/>4. Geltungsbereich als Extensionsraum. Gödelsche Unvollständigkeitssätze.<text:bookmark-end text:name="__RefHeading__284_2023975322"/></text:h>
                </text:list-item>
                <text:list-item>
                  <text:h text:style-name="Heading_20_3" text:outline-level="3"><text:bookmark-start text:name="__RefHeading__286_2023975322"/>5. Anspruch als individuelles Wertungskriterium. Sprache als konjugierende Konvention. Unerkennbarkeit der Bedeutungen (Quine). Rückführung zu Gorgias über Hans Hahn.<text:bookmark-end text:name="__RefHeading__286_2023975322"/></text:h>
                </text:list-item>
              </text:list>
            </text:list-item>
          </text:list>
        </text:list-item>
      </text:list>
      <text:p text:style-name="Text_20_body"/>
      <text:list xml:id="list131131909156039" text:continue-numbering="true" text:style-name="Outline">
        <text:list-item>
          <text:h text:style-name="Heading_20_1" text:outline-level="1"><text:bookmark-start text:name="__RefHeading__515_693502193"/><text:soft-page-break/>Teil 5: Fazit. <text:span text:style-name="T27">Warum dieses System bestechend ist.</text:span><text:bookmark-end text:name="__RefHeading__515_693502193"/></text:h>
        </text:list-item>
      </text:list>
      <text:p text:style-name="P28">Common Sense, Pragmatische Wissensauffassung/Dogmatik etc., Wertung der philosophischen Systeme. Lassen sich mathematische Wertungskriterien (Kohärenz) anwen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Rokkitt" svg:font-family="Rokkitt" style:font-adornments="Standard" style:font-pitch="variable"/>
    <style:font-face style:name="Times New Roman" svg:font-family="'Times New Roman'" style:font-family-generic="roman" style:font-pitch="variable"/>
    <style:font-face style:name="Lato Light" svg:font-family="'Lat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kkitt" style:font-size-asian="10.5pt"/>
    </style:style>
    <style:style style:name="Heading" style:family="paragraph" style:parent-style-name="Standard" style:next-style-name="Text_20_body" style:list-style-name="" style:class="text" style:master-page-name="">
      <style:paragraph-properties fo:margin-top="0.423cm" fo:margin-bottom="0.212cm" style:contextual-spacing="false" style:page-number="auto" fo:keep-with-next="always"/>
      <style:text-properties style:font-name="Lato Light" fo:font-size="14pt" fo:font-weight="250" style:font-name-asian="Microsoft YaHei" style:font-size-asian="14pt" style:font-name-complex="Mangal" style:font-size-complex="14pt"/>
    </style:style>
    <style:style style:name="Text_20_body" style:display-name="Text body" style:family="paragraph" style:parent-style-name="Standard" style:next-style-name="First_20_line_20_indent" style:class="text" style:master-page-name="">
      <style:paragraph-properties fo:margin-top="0cm" fo:margin-bottom="0cm" style:contextual-spacing="false" fo:line-height="150%" fo:text-align="justify" style:justify-single-word="false" fo:widows="2" fo:hyphenation-ladder-count="2"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Quotations" style:family="paragraph" style:parent-style-name="Standard" style:class="html" style:master-page-name="">
      <style:paragraph-properties fo:margin-left="1cm" fo:margin-right="1cm" fo:margin-top="0cm" fo:margin-bottom="0.499cm" style:contextual-spacing="false" fo:text-indent="0cm" style:auto-text-indent="false" style:page-number="auto"/>
      <style:text-properties fo:font-style="italic" style:font-size-asian="10.5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Unbenannt1" style:family="text">
      <style:text-properties fo:font-variant="small-cap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dc:date>2013-11-29T13:11:31.783000000</dc:date>
    <meta:editing-duration>PT10H6M3S</meta:editing-duration>
    <meta:editing-cycles>43</meta:editing-cycles>
    <meta:document-statistic meta:table-count="0" meta:image-count="0" meta:object-count="0" meta:page-count="9" meta:paragraph-count="102" meta:word-count="3215" meta:character-count="22844" meta:non-whitespace-character-count="19710"/>
  </office:meta>
</office:document-meta>
</file>